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2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3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99ff66" draw:opacity="100%" draw:textarea-horizontal-align="justify" draw:textarea-vertical-align="middle" draw:auto-grow-height="false" fo:min-height="0.761cm" fo:min-width="0cm" draw:shadow-opacity="100%"/>
    </style:style>
    <style:style style:name="gr5" style:family="graphic" style:parent-style-name="standard">
      <style:graphic-properties draw:stroke="none" draw:fill-color="#6666ff" draw:opacity="100%" draw:shadow-opacity="100%"/>
    </style:style>
    <style:style style:name="gr6" style:family="graphic" style:parent-style-name="objectwithoutfill">
      <style:graphic-properties svg:stroke-width="0.025cm" draw:marker-start-width="0.266cm" draw:marker-end="Arrow" draw:marker-end-width="0.102cm" draw:fill="none" fo:padding-top="0.137cm" fo:padding-bottom="0.137cm" fo:padding-left="0.262cm" fo:padding-right="0.262cm"/>
    </style:style>
    <style:style style:name="gr7" style:family="graphic" style:parent-style-name="objectwithoutfill">
      <style:graphic-properties draw:stroke="dash" draw:stroke-dash="Dashed_20__28_var_29_" svg:stroke-width="0.025cm" draw:marker-start-width="0.266cm" draw:marker-end="Arrow" draw:marker-end-width="0.088cm" draw:fill="none" fo:padding-top="0.137cm" fo:padding-bottom="0.137cm" fo:padding-left="0.262cm" fo:padding-right="0.262cm"/>
    </style:style>
    <style:style style:name="gr8" style:family="graphic" style:parent-style-name="Object_20_with_20_no_20_fill_20_and_20_no_20_line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c5000b" draw:opacity="100%"/>
      <style:paragraph-properties fo:text-align="center"/>
    </style:style>
    <style:style style:name="P3" style:family="paragraph">
      <loext:graphic-properties draw:fill-color="#6666ff" draw:opacity="100%"/>
      <style:paragraph-properties fo:text-align="center"/>
    </style:style>
    <style:style style:name="P4" style:family="paragraph">
      <loext:graphic-properties draw:fill-color="#99ff66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635cm" svg:x="3.286cm" svg:y="25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81cm" svg:height="1.016cm" svg:x="4.556cm" svg:y="25.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312cm" svg:height="0.534cm" draw:transform="skewX (-0.00191986217719371) rotate (2.34083559277479) translate (4.681cm 25.412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87cm" svg:height="1.014cm" draw:transform="skewX (0.0483456202802429) rotate (1.52908295767223) translate (4.825cm 25.257cm)">
          <text:p/>
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" draw:text-style-name="P3" draw:layer="layout" svg:width="0.273cm" svg:height="0.287cm" draw:transform="skewX (-0.0556760031386191) rotate (-0.165806278939461) translate (4.625cm 24.982cm)" draw:kind="cut" draw:start-angle="313.91" draw:end-angle="79.98">
          <text:p text:style-name="P1"><text:s text:c="11"/></text:p>
        </draw:ellipse>
        <draw:line draw:style-name="gr6" draw:text-style-name="P5" draw:layer="layout" svg:x1="3.286cm" svg:y1="26.4cm" svg:x2="3.794cm" svg:y2="26.4cm">
          <text:p/>
        </draw:line>
        <draw:line draw:style-name="gr6" draw:text-style-name="P5" draw:layer="layout" svg:x1="3.28cm" svg:y1="26.4cm" svg:x2="3.582cm" svg:y2="26.146cm">
          <text:p/>
        </draw:line>
        <draw:line draw:style-name="gr6" draw:text-style-name="P5" draw:layer="layout" svg:x1="3.28cm" svg:y1="26.4cm" svg:x2="3.286cm" svg:y2="25.892cm">
          <text:p/>
        </draw:line>
        <draw:line draw:style-name="gr6" draw:text-style-name="P5" draw:layer="layout" svg:x1="4.736cm" svg:y1="26.093cm" svg:x2="5.184cm" svg:y2="26.094cm">
          <text:p/>
        </draw:line>
        <draw:line draw:style-name="gr6" draw:text-style-name="P5" draw:layer="layout" svg:x1="4.73cm" svg:y1="26.093cm" svg:x2="4.984cm" svg:y2="25.839cm">
          <text:p/>
        </draw:line>
        <draw:line draw:style-name="gr6" draw:text-style-name="P5" draw:layer="layout" svg:x1="4.73cm" svg:y1="26.093cm" svg:x2="4.723cm" svg:y2="25.633cm">
          <text:p/>
        </draw:line>
        <draw:line draw:style-name="gr6" draw:text-style-name="P5" draw:layer="layout" svg:x1="4.728cm" svg:y1="25.125cm" svg:x2="5.176cm" svg:y2="25.126cm">
          <text:p/>
        </draw:line>
        <draw:line draw:style-name="gr6" draw:text-style-name="P5" draw:layer="layout" svg:x1="4.722cm" svg:y1="25.125cm" svg:x2="4.976cm" svg:y2="24.871cm">
          <text:p/>
        </draw:line>
        <draw:line draw:style-name="gr6" draw:text-style-name="P5" draw:layer="layout" svg:x1="4.722cm" svg:y1="25.125cm" svg:x2="4.723cm" svg:y2="25.513cm">
          <text:p/>
        </draw:line>
        <draw:path draw:style-name="gr7" draw:text-style-name="P5" draw:layer="layout" svg:width="1.475cm" svg:height="0.475cm" draw:transform="skewX (0.141895268187139) rotate (0.541052068118242) translate (3.286cm 26.4cm)" svg:viewBox="0 0 1476 476" svg:d="M0 0c924 0 1476 476 1476 476">
          <text:p/>
        </draw:path>
        <draw:path draw:style-name="gr7" draw:text-style-name="P5" draw:layer="layout" svg:width="0.662cm" svg:height="0.773cm" draw:transform="skewX (-0.00296705972839049) rotate (2.46440490381599) translate (4.74299958811963cm 26.0960005153999cm)" svg:viewBox="0 0 663 774" svg:d="M0 0c907-1 620 774 620 774">
          <text:p/>
        </draw:path>
        <draw:frame draw:style-name="gr8" draw:text-style-name="P1" draw:layer="layout" svg:width="0.601cm" svg:height="0.237cm" svg:x="2.778cm" svg:y="26.2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542cm" svg:height="0.237cm" svg:x="4.429cm" svg:y="26.1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0.542cm" svg:height="0.237cm" svg:x="4.175cm" svg:y="24.87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0.503cm" svg:height="0.297cm" svg:x="3.894cm" svg:y="25.38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0.538cm" svg:height="0.297cm" svg:x="3.891cm" svg:y="26.1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5T13:47:12.692245739</dc:date>
    <meta:editing-duration>PT27M4S</meta:editing-duration>
    <meta:editing-cycles>7</meta:editing-cycles>
    <meta:generator>LibreOffice/5.1.6.2$Linux_X86_64 LibreOffice_project/1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text>{W}</mtext>
    <annotation encoding="StarMath 5.0">"{W}"</annotation>
  </semantics>
</math>
</file>

<file path=Object 2/content.xml><?xml version="1.0" encoding="utf-8"?>
<math xmlns="http://www.w3.org/1998/Math/MathML" display="block">
  <semantics>
    <mtext>{R}</mtext>
    <annotation encoding="StarMath 5.0">"{R}"</annotation>
  </semantics>
</math>
</file>

<file path=Object 3/content.xml><?xml version="1.0" encoding="utf-8"?>
<math xmlns="http://www.w3.org/1998/Math/MathML" display="block">
  <semantics>
    <mtext>{G}</mtext>
    <annotation encoding="StarMath 5.0">"{G}"</annotation>
  </semantics>
</math>
</file>

<file path=Object 4/content.xml><?xml version="1.0" encoding="utf-8"?>
<math xmlns="http://www.w3.org/1998/Math/MathML" display="block">
  <semantics>
    <mmultiscripts>
      <mi mathvariant="normal">ξ</mi>
      <mi>G</mi>
      <none/>
      <mprescripts/>
      <none/>
      <mi>R</mi>
    </mmultiscripts>
    <annotation encoding="StarMath 5.0">%xi lsup{R} rsub{ G }</annotation>
  </semantics>
</math>
</file>

<file path=Object 5/content.xml><?xml version="1.0" encoding="utf-8"?>
<math xmlns="http://www.w3.org/1998/Math/MathML" display="block">
  <semantics>
    <mmultiscripts>
      <mi mathvariant="normal">ξ</mi>
      <mi>R</mi>
      <none/>
      <mprescripts/>
      <none/>
      <mi>W</mi>
    </mmultiscripts>
    <annotation encoding="StarMath 5.0">%xi lsup{W} rsub{ R }</annotation>
  </semantics>
</math>
</file>